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ircle Statistics" table:style-name="ta1">
        <table:shapes>
          <draw:frame draw:z-index="0" draw:style-name="gr1" draw:text-style-name="P1" svg:width="13.56cm" svg:height="9.001cm" svg:x="12.545cm" svg:y="8.125cm">
            <draw:object draw:notify-on-update-of-ranges="'Circle Statistics'.A1:'Circle Statistics'.A1 'Circle Statistics'.A2:'Circle Statistics'.A49 'Circle Statistics'.B1:'Circle Statistics'.B1 'Circle Statistics'.B2:'Circle Statistics'.B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Radius(um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Radius(px)</text:p>
          </table:table-cell>
        </table:table-row>
        <table:table-row table:style-name="ro1">
          <table:table-cell table:formula="of:=[.D2]*0.68" office:value-type="float" office:value="4.76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D3]*0.68" office:value-type="float" office:value="6.12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D4]*0.68" office:value-type="float" office:value="6.8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D5]*0.68" office:value-type="float" office:value="8.16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D6]*0.68" office:value-type="float" office:value="8.84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D7]*0.68" office:value-type="float" office:value="9.52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D8]*0.68" office:value-type="float" office:value="10.2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D9]*0.68" office:value-type="float" office:value="10.88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formula="of:=[.D10]*0.68" office:value-type="float" office:value="11.56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formula="of:=[.D11]*0.68" office:value-type="float" office:value="12.24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formula="of:=[.D12]*0.68" office:value-type="float" office:value="12.92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formula="of:=[.D13]*0.68" office:value-type="float" office:value="13.6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formula="of:=[.D14]*0.68" office:value-type="float" office:value="14.28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D15]*0.68" office:value-type="float" office:value="14.96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formula="of:=[.D16]*0.68" office:value-type="float" office:value="15.64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table:formula="of:=[.D17]*0.68" office:value-type="float" office:value="16.32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[.D18]*0.68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table:formula="of:=[.D19]*0.68" office:value-type="float" office:value="17.6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table:formula="of:=[.D20]*0.68" office:value-type="float" office:value="18.36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" calcext:value-type="float">
            <text:p>27</text:p>
          </table:table-cell>
        </table:table-row>
        <table:table-row table:style-name="ro1">
          <table:table-cell table:formula="of:=[.D21]*0.68" office:value-type="float" office:value="19.04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table:formula="of:=[.D22]*0.68" office:value-type="float" office:value="19.72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9" calcext:value-type="float">
            <text:p>29</text:p>
          </table:table-cell>
        </table:table-row>
        <table:table-row table:style-name="ro1">
          <table:table-cell table:formula="of:=[.D23]*0.68" office:value-type="float" office:value="20.4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formula="of:=[.D24]*0.68" office:value-type="float" office:value="21.08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 table:formula="of:=[.D25]*0.68" office:value-type="float" office:value="21.76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D26]*0.68" office:value-type="float" office:value="22.44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 table:formula="of:=[.D27]*0.68" office:value-type="float" office:value="23.12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table:formula="of:=[.D28]*0.68" office:value-type="float" office:value="23.8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D29]*0.68" office:value-type="float" office:value="24.48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table:formula="of:=[.D30]*0.68" office:value-type="float" office:value="25.16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 table:formula="of:=[.D31]*0.68" office:value-type="float" office:value="25.84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table:formula="of:=[.D32]*0.68" office:value-type="float" office:value="26.52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 table:formula="of:=[.D33]*0.68" office:value-type="float" office:value="27.2" calcext:value-type="float">
            <text:p>2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D34]*0.68" office:value-type="float" office:value="27.8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 table:formula="of:=[.D35]*0.68" office:value-type="float" office:value="28.56" calcext:value-type="float">
            <text:p>29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D36]*0.68" office:value-type="float" office:value="29.24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D37]*0.68" office:value-type="float" office:value="29.92" calcext:value-type="float">
            <text:p>3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D38]*0.68" office:value-type="float" office:value="30.6" calcext:value-type="float">
            <text:p>3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table:formula="of:=[.D39]*0.68" office:value-type="float" office:value="31.28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 table:formula="of:=[.D40]*0.68" office:value-type="float" office:value="31.96" calcext:value-type="float">
            <text:p>3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7" calcext:value-type="float">
            <text:p>47</text:p>
          </table:table-cell>
        </table:table-row>
        <table:table-row table:style-name="ro1">
          <table:table-cell table:formula="of:=[.D41]*0.68" office:value-type="float" office:value="32.64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 table:formula="of:=[.D42]*0.68" office:value-type="float" office:value="33.32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formula="of:=[.D43]*0.68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 table:formula="of:=[.D44]*0.68" office:value-type="float" office:value="34.68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D45]*0.68" office:value-type="float" office:value="35.36" calcext:value-type="float">
            <text:p>3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 table:formula="of:=[.D46]*0.68" office:value-type="float" office:value="36.04" calcext:value-type="float">
            <text:p>3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D47]*0.68" office:value-type="float" office:value="36.72" calcext:value-type="float">
            <text:p>3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D48]*0.68" office:value-type="float" office:value="38.0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D49]*0.68" office:value-type="float" office:value="39.44" calcext:value-type="float">
            <text:p>3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 table:style-name="Default"/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Tot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 style:data-style-name="N2" text:time-value="20:48:30.217067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dc:date>2025-11-08T20:51:55.820625700</dc:date>
    <meta:editing-duration>PT14M53S</meta:editing-duration>
    <meta:editing-cycles>3</meta:editing-cycles>
    <meta:document-statistic meta:table-count="1" meta:cell-count="14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moving-type="prior" chart:regression-name="" chart:regression-max-degree="3" chart:regression-force-intercept="false" chart:regression-intercept-value="0" chart:regression-period="3" loext:regression-extrapolate-forward="0" loext:regression-extrapolate-backward="0" chart:regression-type="polynomial"/>
      <style:graphic-properties svg:stroke-color="#004586"/>
    </style:style>
    <style:style style:name="ch10" style:family="chart" style:data-style-name="N2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3.561cm" svg:height="9.002cm" xlink:href=".." xlink:type="simple" chart:class="chart:scatter" chart:style-name="ch1">
        <chart:plot-area chart:style-name="ch2" svg:x="1.272cm" svg:y="0.18cm" svg:width="12.018cm" svg:height="7.671cm">
          <chart:coordinate-region svg:x="1.923cm" svg:y="0.382cm" svg:width="11.165cm" svg:height="6.816cm"/>
          <chart:axis chart:dimension="x" chart:name="primary-x" chart:style-name="ch3">
            <chart:title svg:x="6.439cm" svg:y="8.031cm" chart:style-name="ch4">
              <text:p><text:span text:style-name="T1">Rayon(um)</text:span></text:p>
            </chart:title>
          </chart:axis>
          <chart:axis chart:dimension="y" chart:name="primary-y" chart:style-name="ch5">
            <chart:title svg:x="0.451cm" svg:y="5.431cm" chart:style-name="ch6">
              <text:p><text:span text:style-name="T2">Nombre de cellules</text:span></text:p>
            </chart:title>
            <chart:grid chart:style-name="ch7" chart:class="major"/>
          </chart:axis>
          <chart:series chart:style-name="ch8" chart:values-cell-range-address="'Circle Statistics'.B2:'Circle Statistics'.B49" chart:label-cell-address="'Circle Statistics'.B1:'Circle Statistics'.B1" chart:class="chart:scatter">
            <chart:domain table:cell-range-address="'Circle Statistics'.A2:'Circle Statistics'.A49"/>
            <chart:regression-curve chart:style-name="ch9">
              <chart:equation chart:display-equation="true" chart:display-r-square="true" svg:x="7.838cm" svg:y="0.42cm" chart:style-name="ch10"/>
            </chart:regression-curve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unt</text:p>
                <draw:g>
                  <svg:desc>'Circle Statistics'.B1:'Circle Statistic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76">
                <text:p>4.76</text:p>
                <draw:g>
                  <svg:desc>'Circle Statistics'.A2:'Circle Statistics'.A49</svg:desc>
                </draw:g>
              </table:table-cell>
              <table:table-cell office:value-type="float" office:value="1">
                <text:p>1</text:p>
                <draw:g>
                  <svg:desc>'Circle Statistics'.B2:'Circle Statistics'.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12">
                <text:p>6.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16">
                <text:p>8.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84">
                <text:p>8.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52">
                <text:p>9.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2">
                <text:p>10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88">
                <text:p>10.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56">
                <text:p>11.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24">
                <text:p>12.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92">
                <text:p>12.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6">
                <text:p>13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.28">
                <text:p>14.2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.96">
                <text:p>14.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64">
                <text:p>15.6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32">
                <text:p>16.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68">
                <text:p>17.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36">
                <text:p>18.3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04">
                <text:p>19.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72">
                <text:p>19.7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4">
                <text:p>20.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.08">
                <text:p>21.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.76">
                <text:p>21.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44">
                <text:p>22.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.12">
                <text:p>23.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3.8">
                <text:p>23.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.48">
                <text:p>24.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.16">
                <text:p>25.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.84">
                <text:p>25.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.52">
                <text:p>26.5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.2">
                <text:p>2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.88">
                <text:p>27.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.56">
                <text:p>28.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.24">
                <text:p>29.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.92">
                <text:p>29.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.6">
                <text:p>30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.28">
                <text:p>31.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.96">
                <text:p>31.9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.64">
                <text:p>32.6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.32">
                <text:p>33.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.68">
                <text:p>34.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.36">
                <text:p>35.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6.04">
                <text:p>36.0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.72">
                <text:p>36.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.08">
                <text:p>38.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9.44">
                <text:p>39.44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